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9.81604166666667cm"/>
    </style:style>
    <style:style style:name="ro1" style:family="table-row">
      <style:table-row-properties style:row-height="25.05pt" style:use-optimal-row-height="false" fo:break-before="auto"/>
    </style:style>
    <style:style style:name="ro2" style:family="table-row">
      <style:table-row-properties style:row-height="172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9">
            <text:p>Verify that on Registration Page "First Name" is optional field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<text:s/></text:p>
            <text:p>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@LastName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2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3. Click on "Register" button</text:p>
          </table:table-cell>
          <table:table-cell office:value-type="string" table:style-name="ce4">
            <text:p>There is no validation message for empty "First Name field". A page with following message is displayed:</text:p>
            <text:p/>
            <text:p>"THANK YOU FOR JOINING!"</text:p>
            <text:p>You're almost there!</text:p>
            <text:p>For your security, an email verification has been sent to your email address. Please follow the instructions in the email to verify your account.</text:p>
            <text:p/>
            <text:p>Didn't receive the email? Click the button to resend it."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4. Verify that Email for account verification<text:s/></text:p>
            <text:p>is received</text:p>
          </table:table-cell>
          <table:table-cell office:value-type="string" table:style-name="ce3">
            <text:p>Email for account verification is receiv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15. Click on the link in the received email</text:p>
          </table:table-cell>
          <table:table-cell office:value-type="string" table:style-name="ce4">
            <text:p>Registration is finalized. Dashboard app is displayed with the message that confirms successful registratio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Rand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krandi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<text:a xlink:href="mailto:kris.randi@gmail.com">kris.randi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date" office:date-value="1997-10-12T00:00:00" table:style-name="ce8">
            <text:p>12.10.199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3">
            <text:p>aEho15!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 number:style="long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07:58Z</meta:creation-date>
    <dc:date>2022-07-01T08:44:47Z</dc:date>
  </office:meta>
</office:document-meta>
</file>